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4-02-21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3-01-3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2-0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1-04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1-02-0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2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9-01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8-01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7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6-01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5-01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4-01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3-01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2-01-1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1-02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10-01-2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501053928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